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lwg Typo" svg:font-family="'Tlwg Typo'" style:font-pitch="fixed"/>
    <style:font-face style:name="Ubuntu" svg:font-family="Ubuntu"/>
  </office:font-face-decls>
  <office:automatic-styles>
    <style:style style:name="co6" style:family="table-column">
      <style:table-column-properties fo:break-before="auto" style:column-width="0.6752in"/>
    </style:style>
    <style:style style:name="co7" style:family="table-column">
      <style:table-column-properties fo:break-before="auto" style:column-width="1.6819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1.1193in"/>
    </style:style>
    <style:style style:name="co11" style:family="table-column">
      <style:table-column-properties fo:break-before="auto" style:column-width="0.398in"/>
    </style:style>
    <style:style style:name="co5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3.2665in"/>
    </style:style>
    <style:style style:name="co15" style:family="table-column">
      <style:table-column-properties fo:break-before="auto" style:column-width="0.8528in"/>
    </style:style>
    <style:style style:name="ro4" style:family="table-row">
      <style:table-row-properties style:row-height="0.475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0839in" fo:break-before="auto" style:use-optimal-row-height="false"/>
    </style:style>
    <style:style style:name="ro6" style:family="table-row">
      <style:table-row-properties style:row-height="0.2264in" fo:break-before="auto" style:use-optimal-row-height="false"/>
    </style:style>
    <style:style style:name="ro7" style:family="table-row">
      <style:table-row-properties style:row-height="0.3429in" fo:break-before="auto" style:use-optimal-row-height="false"/>
    </style:style>
    <style:style style:name="ta4" style:family="table" style:master-page-name="PageStyle_5f_participation">
      <style:table-properties table:display="true" style:writing-mode="lr-tb"/>
    </style:style>
    <style:style style:name="ta3" style:family="table" style:master-page-name="PageStyle_5f_comments">
      <style:table-properties table:display="true" style:writing-mode="lr-tb"/>
    </style:style>
    <style:style style:name="ta5" style:family="table" style:master-page-name="PageStyle_5f_group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4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ackground-color="#81d41a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8" style:family="table-cell" style:parent-style-name="Default" style:data-style-name="N166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D3"/>
    </style:style>
    <style:style style:name="ce70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D3"/>
    </style:style>
    <style:style style:name="ce71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J3"/>
      <style:map style:condition="cell-content()=1" style:apply-style-name="ConditionalStyle_5f_2" style:base-cell-address="participation.J3"/>
    </style:style>
    <style:style style:name="ce72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J3"/>
      <style:map style:condition="cell-content()=1" style:apply-style-name="ConditionalStyle_5f_2" style:base-cell-address="participation.J3"/>
    </style:style>
    <style:style style:name="ce7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16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66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138in" fo:padding-left="0.0335in" fo:padding-right="0.0335in" fo:padding-top="0.013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138in" fo:padding-left="0.0335in" fo:padding-right="0.0335in" fo:padding-top="0.013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ConditionalStyle_5f_1_20_1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1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group.C9"/>
      <style:map style:condition="cell-content()=1" style:apply-style-name="ConditionalStyle_5f_2" style:base-cell-address="group.C9"/>
    </style:style>
    <style:style style:name="ce31" style:family="table-cell" style:parent-style-name="Default" style:data-style-name="N16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16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lwg Typ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81d41a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0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4" style:family="table-cell" style:parent-style-name="Default" style:data-style-name="N166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D3"/>
    </style:style>
    <style:style style:name="ce56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D3"/>
    </style:style>
    <style:style style:name="ce57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J3"/>
      <style:map style:condition="cell-content()=1" style:apply-style-name="ConditionalStyle_5f_2" style:base-cell-address="participation.J3"/>
    </style:style>
    <style:style style:name="ce58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J3"/>
      <style:map style:condition="cell-content()=1" style:apply-style-name="ConditionalStyle_5f_2" style:base-cell-address="participation.J3"/>
    </style:style>
    <style:style style:name="ce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6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group" table:style-name="ta5">
        <office:forms form:automatic-focus="false" form:apply-design-mode="false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3" table:number-columns-repeated="1021" table:default-cell-style-name="ce35"/>
        <table:table-row table:style-name="ro6">
          <table:table-cell table:style-name="ce13" office:value-type="string" calcext:value-type="string" table:number-columns-spanned="3" table:number-rows-spanned="1">
            <text:p>so5g3</text:p>
          </table:table-cell>
          <table:covered-table-cell table:style-name="ce30"/>
          <table:covered-table-cell table:style-name="ce40"/>
          <table:table-cell table:number-columns-repeated="1021"/>
        </table:table-row>
        <table:table-row table:style-name="ro7">
          <table:table-cell table:style-name="ce30" office:value-type="string" calcext:value-type="string">
            <text:p>NMec</text:p>
          </table:table-cell>
          <table:table-cell table:style-name="ce30" office:value-type="string" calcext:value-type="string">
            <text:p>Nome</text:p>
          </table:table-cell>
          <table:table-cell table:style-name="ce40" office:value-type="string" calcext:value-type="string">
            <text:p>Participação global</text:p>
          </table:table-cell>
          <table:table-cell table:number-columns-repeated="1021"/>
        </table:table-row>
        <table:table-row table:style-name="ro3">
          <table:table-cell table:style-name="ce15" office:value-type="float" office:value="108237" calcext:value-type="float">
            <text:p>108237</text:p>
          </table:table-cell>
          <table:table-cell table:style-name="ce18" office:value-type="string" calcext:value-type="string">
            <text:p>AFONSO LUIS OLIVEIRA BAIXO</text:p>
          </table:table-cell>
          <table:table-cell table:style-name="ce28"/>
          <table:table-cell table:number-columns-repeated="1021"/>
        </table:table-row>
        <table:table-row table:style-name="ro3">
          <table:table-cell table:style-name="ce15" office:value-type="float" office:value="107214" calcext:value-type="float">
            <text:p>107214</text:p>
          </table:table-cell>
          <table:table-cell table:style-name="ce18" office:value-type="string" calcext:value-type="string">
            <text:p>BEATRIZ FILIPA DA SILVA FERREIRA</text:p>
          </table:table-cell>
          <table:table-cell table:style-name="ce28" office:value-type="percentage" office:value="0.15" calcext:value-type="percentage">
            <text:p>15.00%</text:p>
          </table:table-cell>
          <table:table-cell table:number-columns-repeated="1021"/>
        </table:table-row>
        <table:table-row table:style-name="ro3">
          <table:table-cell table:style-name="ce15" office:value-type="float" office:value="102954" calcext:value-type="float">
            <text:p>102954</text:p>
          </table:table-cell>
          <table:table-cell table:style-name="ce18" office:value-type="string" calcext:value-type="string">
            <text:p>DIOGO MARTINS NUNES MAIA BORGES</text:p>
          </table:table-cell>
          <table:table-cell table:style-name="ce28"/>
          <table:table-cell table:number-columns-repeated="1021"/>
        </table:table-row>
        <table:table-row table:style-name="ro3">
          <table:table-cell table:style-name="ce15" office:value-type="float" office:value="103511" calcext:value-type="float">
            <text:p>103511</text:p>
          </table:table-cell>
          <table:table-cell table:style-name="ce18" office:value-type="string" calcext:value-type="string">
            <text:p>LUÍS ERNESTO FERREIRA DÁ MESQUITA DE CASTRO LEAL</text:p>
          </table:table-cell>
          <table:table-cell table:style-name="ce28"/>
          <table:table-cell table:style-name="ce31"/>
          <table:table-cell table:style-name="ce33"/>
          <table:table-cell table:style-name="ce31" table:number-columns-repeated="4"/>
          <table:table-cell table:number-columns-repeated="1015"/>
        </table:table-row>
        <table:table-row table:style-name="ro3">
          <table:table-cell table:style-name="ce15" office:value-type="float" office:value="102620" calcext:value-type="float">
            <text:p>102620</text:p>
          </table:table-cell>
          <table:table-cell table:style-name="ce18" office:value-type="string" calcext:value-type="string">
            <text:p>PAULO SERGIO RIBEIRO MACEDO</text:p>
          </table:table-cell>
          <table:table-cell table:style-name="ce28"/>
          <table:table-cell table:number-columns-repeated="1021"/>
        </table:table-row>
        <table:table-row table:style-name="ro3">
          <table:table-cell table:style-name="ce15" office:value-type="float" office:value="107245" calcext:value-type="float">
            <text:p>107245</text:p>
          </table:table-cell>
          <table:table-cell table:style-name="ce18" office:value-type="string" calcext:value-type="string">
            <text:p>TOMÁS SOUSA FONSECA</text:p>
          </table:table-cell>
          <table:table-cell table:style-name="ce28" office:value-type="percentage" office:value="0.15" calcext:value-type="percentage">
            <text:p>15.00%</text:p>
          </table:table-cell>
          <table:table-cell table:number-columns-repeated="1021"/>
        </table:table-row>
        <table:table-row table:style-name="ro3">
          <table:table-cell table:style-name="ce34"/>
          <table:table-cell table:style-name="ce19" office:value-type="string" calcext:value-type="string">
            <text:p>Soma de controlo:</text:p>
          </table:table-cell>
          <table:table-cell table:style-name="ce29" table:formula="of:=SUM([.C3:.C8])" office:value-type="percentage" office:value="0.3" calcext:value-type="percentage">
            <text:p>30.00%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roup.C9:group.C9">
            <calcext:condition calcext:apply-style-name="ConditionalStyle_1" calcext:value="&gt;1" calcext:base-cell-address="group.C9"/>
            <calcext:condition calcext:apply-style-name="ConditionalStyle_2" calcext:value="=1" calcext:base-cell-address="group.C9"/>
          </calcext:conditional-format>
        </calcext:conditional-formats>
      </table:table>
      <table:table table:name="participation" table:style-name="ta4">
        <office:forms form:automatic-focus="false" form:apply-design-mode="false"/>
        <table:table-column table:style-name="co6" table:default-cell-style-name="ce35"/>
        <table:table-column table:style-name="co7" table:default-cell-style-name="ce35"/>
        <table:table-column table:style-name="co8" table:default-cell-style-name="ce52"/>
        <table:table-column table:style-name="co9" table:number-columns-repeated="6" table:default-cell-style-name="ce52"/>
        <table:table-column table:style-name="co11" table:default-cell-style-name="ce52"/>
        <table:table-column table:style-name="co5" table:number-columns-repeated="1014" table:default-cell-style-name="ce35"/>
        <table:table-row table:style-name="ro4">
          <table:table-cell table:style-name="ce30" table:number-columns-repeated="3"/>
          <table:table-cell table:style-name="ce53" table:formula="of:=IF([.D2]=&quot;---&quot;;&quot;---&quot;;VLOOKUP([.D2];[$group.$A$3:.$B$8];2;0))" office:value-type="string" office:string-value="AFONSO LUIS OLIVEIRA BAIXO" calcext:value-type="string">
            <text:p>AFONSO LUIS OLIVEIRA BAIXO</text:p>
          </table:table-cell>
          <table:table-cell table:style-name="ce53" table:formula="of:=IF([.E2]=&quot;---&quot;;&quot;---&quot;;VLOOKUP([.E2];[$group.$A$3:.$B$8];2;0))" office:value-type="string" office:string-value="BEATRIZ FILIPA DA SILVA FERREIRA" calcext:value-type="string">
            <text:p>BEATRIZ FILIPA DA SILVA FERREIRA</text:p>
          </table:table-cell>
          <table:table-cell table:style-name="ce53" table:formula="of:=IF([.F2]=&quot;---&quot;;&quot;---&quot;;VLOOKUP([.F2];[$group.$A$3:.$B$8];2;0))" office:value-type="string" office:string-value="DIOGO MARTINS NUNES MAIA BORGES" calcext:value-type="string">
            <text:p>DIOGO MARTINS NUNES MAIA BORGES</text:p>
          </table:table-cell>
          <table:table-cell table:style-name="ce53" table:formula="of:=IF([.G2]=&quot;---&quot;;&quot;---&quot;;VLOOKUP([.G2];[$group.$A$3:.$B$8];2;0))" office:value-type="string" office:string-value="LUÍS ERNESTO FERREIRA DÁ MESQUITA DE CASTRO LEAL" calcext:value-type="string">
            <text:p>LUÍS ERNESTO FERREIRA DÁ MESQUITA DE CASTRO LEAL</text:p>
          </table:table-cell>
          <table:table-cell table:style-name="ce53" table:formula="of:=IF([.H2]=&quot;---&quot;;&quot;---&quot;;VLOOKUP([.H2];[$group.$A$3:.$B$8];2;0))" office:value-type="string" office:string-value="PAULO SERGIO RIBEIRO MACEDO" calcext:value-type="string">
            <text:p>PAULO SERGIO RIBEIRO MACEDO</text:p>
          </table:table-cell>
          <table:table-cell table:style-name="ce53" table:formula="of:=IF([.I2]=&quot;---&quot;;&quot;---&quot;;VLOOKUP([.I2];[$group.$A$3:.$B$8];2;0))" office:value-type="string" office:string-value="TOMÁS SOUSA FONSECA" calcext:value-type="string">
            <text:p>TOMÁS SOUSA FONSECA</text:p>
          </table:table-cell>
          <table:table-cell table:style-name="ce30"/>
          <table:table-cell table:style-name="ce52" table:number-columns-repeated="1014"/>
        </table:table-row>
        <table:table-row table:style-name="ro3">
          <table:table-cell table:style-name="ce30"/>
          <table:table-cell table:style-name="ce30" office:value-type="string" calcext:value-type="string">
            <text:p>Functions</text:p>
          </table:table-cell>
          <table:table-cell table:style-name="ce30" office:value-type="string" calcext:value-type="string">
            <text:p>Level</text:p>
          </table:table-cell>
          <table:table-cell table:style-name="ce54" table:formula="of:=IF([$group.A3]=0;&quot;---&quot;;[$group.A3])" office:value-type="float" office:value="108237" calcext:value-type="float">
            <text:p>108237</text:p>
          </table:table-cell>
          <table:table-cell table:style-name="ce54" table:formula="of:=IF([$group.A4]=0;&quot;---&quot;;[$group.A4])" office:value-type="float" office:value="107214" calcext:value-type="float">
            <text:p>107214</text:p>
          </table:table-cell>
          <table:table-cell table:style-name="ce54" table:formula="of:=IF([$group.A5]=0;&quot;---&quot;;[$group.A5])" office:value-type="float" office:value="102954" calcext:value-type="float">
            <text:p>102954</text:p>
          </table:table-cell>
          <table:table-cell table:style-name="ce54" table:formula="of:=IF([$group.A6]=0;&quot;---&quot;;[$group.A6])" office:value-type="float" office:value="103511" calcext:value-type="float">
            <text:p>103511</text:p>
          </table:table-cell>
          <table:table-cell table:style-name="ce54" table:formula="of:=IF([$group.A7]=0;&quot;---&quot;;[$group.A7])" office:value-type="float" office:value="102620" calcext:value-type="float">
            <text:p>102620</text:p>
          </table:table-cell>
          <table:table-cell table:style-name="ce54" table:formula="of:=IF([$group.A8]=0;&quot;---&quot;;[$group.A8])" office:value-type="float" office:value="107245" calcext:value-type="float">
            <text:p>107245</text:p>
          </table:table-cell>
          <table:table-cell table:style-name="ce30" office:value-type="string" calcext:value-type="string">
            <text:p>sum</text:p>
          </table:table-cell>
          <table:table-cell table:style-name="ce52" table:number-columns-repeated="1014"/>
        </table:table-row>
        <table:table-row table:style-name="ro3">
          <table:table-cell table:style-name="ce45" office:value-type="string" calcext:value-type="string" table:number-columns-spanned="1" table:number-rows-spanned="9">
            <text:p>PCT</text:p>
          </table:table-cell>
          <table:table-cell table:style-name="ce34" office:value-type="string" calcext:value-type="string">
            <text:p>pctInit</text:p>
          </table:table-cell>
          <table:table-cell table:style-name="ce49" office:value-type="float" office:value="0" calcext:value-type="float">
            <text:p>0</text:p>
          </table:table-cell>
          <table:table-cell table:style-name="ce55" table:number-columns-repeated="6"/>
          <table:table-cell table:style-name="ce57" table:formula="of:=SUM([.D3:.I3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pctTerm</text:p>
          </table:table-cell>
          <table:table-cell table:style-name="ce49" office:value-type="float" office:value="2" calcext:value-type="float">
            <text:p>2</text:p>
          </table:table-cell>
          <table:table-cell table:style-name="ce55" table:number-columns-repeated="6"/>
          <table:table-cell table:style-name="ce57" table:formula="of:=SUM([.D4:.I4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pctPrint </text:p>
          </table:table-cell>
          <table:table-cell table:style-name="ce49" office:value-type="float" office:value="4" calcext:value-type="float">
            <text:p>4</text:p>
          </table:table-cell>
          <table:table-cell table:style-name="ce55" table:number-columns-repeated="6"/>
          <table:table-cell table:style-name="ce57" table:formula="of:=SUM([.D5:.I5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pctInsert</text:p>
          </table:table-cell>
          <table:table-cell table:style-name="ce49" office:value-type="float" office:value="3" calcext:value-type="float">
            <text:p>3</text:p>
          </table:table-cell>
          <table:table-cell table:style-name="ce55" table:number-columns-repeated="6"/>
          <table:table-cell table:style-name="ce57" table:formula="of:=SUM([.D6:.I6])" office:value-type="percentage" office:value="0" calcext:value-type="percentage">
            <text:p>0%</text:p>
          </table:table-cell>
          <table:table-cell/>
          <table:table-cell table:style-name="ce60"/>
          <table:table-cell table:number-columns-repeated="1012"/>
        </table:table-row>
        <table:table-row table:style-name="ro3">
          <table:covered-table-cell table:style-name="ce45"/>
          <table:table-cell table:style-name="ce34" office:value-type="string" calcext:value-type="string">
            <text:p>pctGetLifetime</text:p>
          </table:table-cell>
          <table:table-cell table:style-name="ce49" office:value-type="float" office:value="1" calcext:value-type="float">
            <text:p>1</text:p>
          </table:table-cell>
          <table:table-cell table:style-name="ce55" table:number-columns-repeated="6"/>
          <table:table-cell table:style-name="ce57" table:formula="of:=SUM([.D7:.I7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pctGetAddressSpaceProfile</text:p>
          </table:table-cell>
          <table:table-cell table:style-name="ce49" office:value-type="float" office:value="1" calcext:value-type="float">
            <text:p>1</text:p>
          </table:table-cell>
          <table:table-cell table:style-name="ce55" table:number-columns-repeated="6"/>
          <table:table-cell table:style-name="ce57" table:formula="of:=SUM([.D8:.I8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pctGetAddressSpaceMapping</text:p>
          </table:table-cell>
          <table:table-cell table:style-name="ce49" office:value-type="float" office:value="1" calcext:value-type="float">
            <text:p>1</text:p>
          </table:table-cell>
          <table:table-cell table:style-name="ce55" table:number-columns-repeated="6"/>
          <table:table-cell table:style-name="ce57" table:formula="of:=SUM([.D9:.I9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pctGetStateAsString</text:p>
          </table:table-cell>
          <table:table-cell table:style-name="ce49" office:value-type="float" office:value="1" calcext:value-type="float">
            <text:p>1</text:p>
          </table:table-cell>
          <table:table-cell table:style-name="ce55" table:number-columns-repeated="6"/>
          <table:table-cell table:style-name="ce57" table:formula="of:=SUM([.D10:.I10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pctUpdateState</text:p>
          </table:table-cell>
          <table:table-cell table:style-name="ce49" office:value-type="float" office:value="3" calcext:value-type="float">
            <text:p>3</text:p>
          </table:table-cell>
          <table:table-cell table:style-name="ce55" table:number-columns-repeated="6"/>
          <table:table-cell table:style-name="ce57" table:formula="of:=SUM([.D11:.I11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table-cell table:style-name="ce46" office:value-type="string" calcext:value-type="string" table:number-columns-spanned="1" table:number-rows-spanned="6">
            <text:p>FEQ</text:p>
          </table:table-cell>
          <table:table-cell table:style-name="ce48" office:value-type="string" calcext:value-type="string">
            <text:p>feqInit</text:p>
          </table:table-cell>
          <table:table-cell table:style-name="ce50" office:value-type="float" office:value="0" calcext:value-type="float">
            <text:p>0</text:p>
          </table:table-cell>
          <table:table-cell table:style-name="ce56" table:number-columns-repeated="6"/>
          <table:table-cell table:style-name="ce58" table:formula="of:=SUM([.D12:.I12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6"/>
          <table:table-cell table:style-name="ce48" office:value-type="string" calcext:value-type="string">
            <text:p>feqTerm</text:p>
          </table:table-cell>
          <table:table-cell table:style-name="ce50" office:value-type="float" office:value="2" calcext:value-type="float">
            <text:p>2</text:p>
          </table:table-cell>
          <table:table-cell table:style-name="ce56" table:number-columns-repeated="6"/>
          <table:table-cell table:style-name="ce58" table:formula="of:=SUM([.D13:.I13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6"/>
          <table:table-cell table:style-name="ce48" office:value-type="string" calcext:value-type="string">
            <text:p>feqPrint</text:p>
          </table:table-cell>
          <table:table-cell table:style-name="ce50" office:value-type="float" office:value="3" calcext:value-type="float">
            <text:p>3</text:p>
          </table:table-cell>
          <table:table-cell table:style-name="ce56" table:number-columns-repeated="6"/>
          <table:table-cell table:style-name="ce58" table:formula="of:=SUM([.D14:.I14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6"/>
          <table:table-cell table:style-name="ce48" office:value-type="string" calcext:value-type="string">
            <text:p>feqInsert</text:p>
          </table:table-cell>
          <table:table-cell table:style-name="ce50" office:value-type="float" office:value="4" calcext:value-type="float">
            <text:p>4</text:p>
          </table:table-cell>
          <table:table-cell table:style-name="ce56" table:number-columns-repeated="6"/>
          <table:table-cell table:style-name="ce58" table:formula="of:=SUM([.D15:.I15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6"/>
          <table:table-cell table:style-name="ce48" office:value-type="string" calcext:value-type="string">
            <text:p>feqPop</text:p>
          </table:table-cell>
          <table:table-cell table:style-name="ce50" office:value-type="float" office:value="2" calcext:value-type="float">
            <text:p>2</text:p>
          </table:table-cell>
          <table:table-cell table:style-name="ce56" table:number-columns-repeated="6"/>
          <table:table-cell table:style-name="ce58" table:formula="of:=SUM([.D16:.I16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6"/>
          <table:table-cell table:style-name="ce48" office:value-type="string" calcext:value-type="string">
            <text:p>feqIsEmpty</text:p>
          </table:table-cell>
          <table:table-cell table:style-name="ce50" office:value-type="float" office:value="1" calcext:value-type="float">
            <text:p>1</text:p>
          </table:table-cell>
          <table:table-cell table:style-name="ce56" table:number-columns-repeated="6"/>
          <table:table-cell table:style-name="ce58" table:formula="of:=SUM([.D17:.I17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table-cell table:style-name="ce45" office:value-type="string" calcext:value-type="string" table:number-columns-spanned="1" table:number-rows-spanned="6">
            <text:p>SWP</text:p>
          </table:table-cell>
          <table:table-cell table:style-name="ce34" office:value-type="string" calcext:value-type="string">
            <text:p>swpInit</text:p>
          </table:table-cell>
          <table:table-cell table:style-name="ce49" office:value-type="float" office:value="0" calcext:value-type="float">
            <text:p>0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57" table:formula="of:=SUM([.D18:.I1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swpTerm</text:p>
          </table:table-cell>
          <table:table-cell table:style-name="ce49" office:value-type="float" office:value="2" calcext:value-type="float">
            <text:p>2</text:p>
          </table:table-cell>
          <table:table-cell table:style-name="ce55" table:number-columns-repeated="5"/>
          <table:table-cell table:style-name="ce55" office:value-type="percentage" office:value="1" calcext:value-type="percentage">
            <text:p>100%</text:p>
          </table:table-cell>
          <table:table-cell table:style-name="ce57" table:formula="of:=SUM([.D19:.I1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swpPrint</text:p>
          </table:table-cell>
          <table:table-cell table:style-name="ce49" office:value-type="float" office:value="3" calcext:value-type="float">
            <text:p>3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57" table:formula="of:=SUM([.D20:.I2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swpAdd</text:p>
          </table:table-cell>
          <table:table-cell table:style-name="ce49" office:value-type="float" office:value="2" calcext:value-type="float">
            <text:p>2</text:p>
          </table:table-cell>
          <table:table-cell table:style-name="ce55" table:number-columns-repeated="5"/>
          <table:table-cell table:style-name="ce55" office:value-type="percentage" office:value="1" calcext:value-type="percentage">
            <text:p>100%</text:p>
          </table:table-cell>
          <table:table-cell table:style-name="ce57" table:formula="of:=SUM([.D21:.I21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swpPeek</text:p>
          </table:table-cell>
          <table:table-cell table:style-name="ce49" office:value-type="float" office:value="2" calcext:value-type="float">
            <text:p>2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57" table:formula="of:=SUM([.D22:.I22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swpRemove</text:p>
          </table:table-cell>
          <table:table-cell table:style-name="ce49" office:value-type="float" office:value="3" calcext:value-type="float">
            <text:p>3</text:p>
          </table:table-cell>
          <table:table-cell table:style-name="ce55" table:number-columns-repeated="5"/>
          <table:table-cell table:style-name="ce55" office:value-type="percentage" office:value="1" calcext:value-type="percentage">
            <text:p>100%</text:p>
          </table:table-cell>
          <table:table-cell table:style-name="ce57" table:formula="of:=SUM([.D23:.I2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table-cell table:style-name="ce46" office:value-type="string" calcext:value-type="string" table:number-columns-spanned="1" table:number-rows-spanned="9">
            <text:p>MEM</text:p>
          </table:table-cell>
          <table:table-cell table:style-name="ce48" office:value-type="string" calcext:value-type="string">
            <text:p>memInit</text:p>
          </table:table-cell>
          <table:table-cell table:style-name="ce50" office:value-type="string" calcext:value-type="string">
            <text:p>1+1+2</text:p>
          </table:table-cell>
          <table:table-cell table:style-name="ce56" table:number-columns-repeated="5"/>
          <table:table-cell table:style-name="ce56" office:value-type="percentage" office:value="1" calcext:value-type="percentage">
            <text:p>100%</text:p>
          </table:table-cell>
          <table:table-cell table:style-name="ce58" table:formula="of:=SUM([.D24:.I2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46"/>
          <table:table-cell table:style-name="ce48" office:value-type="string" calcext:value-type="string">
            <text:p>memTerm</text:p>
          </table:table-cell>
          <table:table-cell table:style-name="ce50" office:value-type="string" calcext:value-type="string">
            <text:p>1+1+2</text:p>
          </table:table-cell>
          <table:table-cell table:style-name="ce56" table:number-columns-repeated="5"/>
          <table:table-cell table:style-name="ce56" office:value-type="percentage" office:value="1" calcext:value-type="percentage">
            <text:p>100%</text:p>
          </table:table-cell>
          <table:table-cell table:style-name="ce58" table:formula="of:=SUM([.D25:.I2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46"/>
          <table:table-cell table:style-name="ce48" office:value-type="string" calcext:value-type="string">
            <text:p>memPrint</text:p>
          </table:table-cell>
          <table:table-cell table:style-name="ce50" office:value-type="string" calcext:value-type="string">
            <text:p>1+2+3</text:p>
          </table:table-cell>
          <table:table-cell table:style-name="ce56" table:number-columns-repeated="6"/>
          <table:table-cell table:style-name="ce58" table:formula="of:=SUM([.D26:.I26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6"/>
          <table:table-cell table:style-name="ce48" office:value-type="string" calcext:value-type="string">
            <text:p>memAlloc</text:p>
          </table:table-cell>
          <table:table-cell table:style-name="ce50" office:value-type="float" office:value="5" calcext:value-type="float">
            <text:p>5</text:p>
          </table:table-cell>
          <table:table-cell table:style-name="ce56" table:number-columns-repeated="6"/>
          <table:table-cell table:style-name="ce58" table:formula="of:=SUM([.D27:.I27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6"/>
          <table:table-cell table:style-name="ce48" office:value-type="string" calcext:value-type="string">
            <text:p>memFirstFitAlloc</text:p>
          </table:table-cell>
          <table:table-cell table:style-name="ce50" office:value-type="float" office:value="6" calcext:value-type="float">
            <text:p>6</text:p>
          </table:table-cell>
          <table:table-cell table:style-name="ce56"/>
          <table:table-cell table:style-name="ce56" office:value-type="percentage" office:value="1" calcext:value-type="percentage">
            <text:p>100%</text:p>
          </table:table-cell>
          <table:table-cell table:style-name="ce56" table:number-columns-repeated="4"/>
          <table:table-cell table:style-name="ce58" table:formula="of:=SUM([.D28:.I2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46"/>
          <table:table-cell table:style-name="ce48" office:value-type="string" calcext:value-type="string">
            <text:p>memBuddySystemAlloc</text:p>
          </table:table-cell>
          <table:table-cell table:style-name="ce50" office:value-type="float" office:value="6" calcext:value-type="float">
            <text:p>6</text:p>
          </table:table-cell>
          <table:table-cell table:style-name="ce56" table:number-columns-repeated="6"/>
          <table:table-cell table:style-name="ce58" table:formula="of:=SUM([.D29:.I29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6"/>
          <table:table-cell table:style-name="ce48" office:value-type="string" calcext:value-type="string">
            <text:p>memFree</text:p>
          </table:table-cell>
          <table:table-cell table:style-name="ce50" office:value-type="float" office:value="3" calcext:value-type="float">
            <text:p>3</text:p>
          </table:table-cell>
          <table:table-cell table:style-name="ce56" table:number-columns-repeated="5"/>
          <table:table-cell table:style-name="ce56" office:value-type="percentage" office:value="1" calcext:value-type="percentage">
            <text:p>100%</text:p>
          </table:table-cell>
          <table:table-cell table:style-name="ce58" table:formula="of:=SUM([.D30:.I3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46"/>
          <table:table-cell table:style-name="ce48" office:value-type="string" calcext:value-type="string">
            <text:p>memFirstFitFree</text:p>
          </table:table-cell>
          <table:table-cell table:style-name="ce50" office:value-type="float" office:value="6" calcext:value-type="float">
            <text:p>6</text:p>
          </table:table-cell>
          <table:table-cell table:style-name="ce56"/>
          <table:table-cell table:style-name="ce56" office:value-type="percentage" office:value="1" calcext:value-type="percentage">
            <text:p>100%</text:p>
          </table:table-cell>
          <table:table-cell table:style-name="ce56" table:number-columns-repeated="4"/>
          <table:table-cell table:style-name="ce58" table:formula="of:=SUM([.D31:.I31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46"/>
          <table:table-cell table:style-name="ce48" office:value-type="string" calcext:value-type="string">
            <text:p>memBuddySystemFree</text:p>
          </table:table-cell>
          <table:table-cell table:style-name="ce50" office:value-type="float" office:value="6" calcext:value-type="float">
            <text:p>6</text:p>
          </table:table-cell>
          <table:table-cell table:style-name="ce56" table:number-columns-repeated="6"/>
          <table:table-cell table:style-name="ce58" table:formula="of:=SUM([.D32:.I32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table-cell table:style-name="ce45" office:value-type="string" calcext:value-type="string" table:number-columns-spanned="1" table:number-rows-spanned="8">
            <text:p>SIM</text:p>
          </table:table-cell>
          <table:table-cell table:style-name="ce34" office:value-type="string" calcext:value-type="string">
            <text:p>simInit</text:p>
          </table:table-cell>
          <table:table-cell table:style-name="ce49" office:value-type="float" office:value="2" calcext:value-type="float">
            <text:p>2</text:p>
          </table:table-cell>
          <table:table-cell table:style-name="ce55" table:number-columns-repeated="6"/>
          <table:table-cell table:style-name="ce57" table:formula="of:=SUM([.D33:.I33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simTerm</text:p>
          </table:table-cell>
          <table:table-cell table:style-name="ce49" office:value-type="float" office:value="2" calcext:value-type="float">
            <text:p>2</text:p>
          </table:table-cell>
          <table:table-cell table:style-name="ce55" table:number-columns-repeated="6"/>
          <table:table-cell table:style-name="ce57" table:formula="of:=SUM([.D34:.I34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simPrint</text:p>
          </table:table-cell>
          <table:table-cell table:style-name="ce49" office:value-type="float" office:value="4" calcext:value-type="float">
            <text:p>4</text:p>
          </table:table-cell>
          <table:table-cell table:style-name="ce55" table:number-columns-repeated="6"/>
          <table:table-cell table:style-name="ce57" table:formula="of:=SUM([.D35:.I35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simLoad</text:p>
          </table:table-cell>
          <table:table-cell table:style-name="ce49" office:value-type="float" office:value="6" calcext:value-type="float">
            <text:p>6</text:p>
          </table:table-cell>
          <table:table-cell table:style-name="ce55" table:number-columns-repeated="6"/>
          <table:table-cell table:style-name="ce57" table:formula="of:=SUM([.D36:.I36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simRandomFill</text:p>
          </table:table-cell>
          <table:table-cell table:style-name="ce49" office:value-type="float" office:value="5" calcext:value-type="float">
            <text:p>5</text:p>
          </table:table-cell>
          <table:table-cell table:style-name="ce55" table:number-columns-repeated="6"/>
          <table:table-cell table:style-name="ce57" table:formula="of:=SUM([.D37:.I37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simGetProcess</text:p>
          </table:table-cell>
          <table:table-cell table:style-name="ce49" office:value-type="float" office:value="2" calcext:value-type="float">
            <text:p>2</text:p>
          </table:table-cell>
          <table:table-cell table:style-name="ce55" table:number-columns-repeated="6"/>
          <table:table-cell table:style-name="ce57" table:formula="of:=SUM([.D38:.I38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simStep</text:p>
          </table:table-cell>
          <table:table-cell table:style-name="ce49" office:value-type="float" office:value="6" calcext:value-type="float">
            <text:p>6</text:p>
          </table:table-cell>
          <table:table-cell table:style-name="ce55" table:number-columns-repeated="6"/>
          <table:table-cell table:style-name="ce57" table:formula="of:=SUM([.D39:.I39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3">
          <table:covered-table-cell table:style-name="ce45"/>
          <table:table-cell table:style-name="ce34" office:value-type="string" calcext:value-type="string">
            <text:p>simRun</text:p>
          </table:table-cell>
          <table:table-cell table:style-name="ce49" office:value-type="float" office:value="2" calcext:value-type="float">
            <text:p>2</text:p>
          </table:table-cell>
          <table:table-cell table:style-name="ce55" table:number-columns-repeated="6"/>
          <table:table-cell table:style-name="ce57" table:formula="of:=SUM([.D40:.I40])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5">
          <table:table-cell table:style-name="ce47" table:number-columns-repeated="2"/>
          <table:table-cell table:style-name="ce51" table:number-columns-repeated="8"/>
          <table:table-cell table:style-name="ce59" table:number-columns-repeated="101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articipation.J3:participation.J40">
            <calcext:condition calcext:apply-style-name="ConditionalStyle_1" calcext:value="&gt;1" calcext:base-cell-address="participation.J3"/>
            <calcext:condition calcext:apply-style-name="ConditionalStyle_2" calcext:value="=1" calcext:base-cell-address="participation.J3"/>
          </calcext:conditional-format>
          <calcext:conditional-format calcext:target-range-address="participation.D3:participation.I40">
            <calcext:condition calcext:apply-style-name="ConditionalStyle_1" calcext:value="&lt;0" calcext:base-cell-address="participation.D3"/>
          </calcext:conditional-format>
        </calcext:conditional-formats>
      </table:table>
      <table:table table:name="comments" table:style-name="ta3">
        <table:table-column table:style-name="co10" table:number-columns-repeated="64" table:default-cell-style-name="Default"/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lwg Typo" svg:font-family="'Tlwg Typo'" style:font-pitch="fixed"/>
    <style:font-face style:name="Ubuntu" svg:font-family="Ubuntu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0" number:min-decimal-places="0" number:min-integer-digits="6"/>
    </number:number-style>
    <number:date-style style:name="N167">
      <number:text>BOOL</number:text>
      <number:year/>
      <number:text>AN</number:text>
    </number:date-style>
    <number:number-style style:name="N168">
      <number:number number:decimal-places="0" number:min-decimal-places="0" number:min-integer-digits="1" number:grouping="true"/>
      <number:text> </number:text>
    </number:number-style>
    <number:number-style style:name="N169P0" style:volatile="true">
      <number:number number:decimal-places="0" number:min-decimal-places="0" number:min-integer-digits="1" number:grouping="true"/>
      <number:text> </number:text>
    </number:number-style>
    <number:number-style style:name="N16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">
      <number:number number:decimal-places="2" number:min-decimal-places="2" number:min-integer-digits="1" number:grouping="true"/>
      <number:text> </number:text>
    </number:number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1P0"/>
    </number:number-style>
    <number:currency-style style:name="N173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73P0"/>
    </number:currency-style>
    <number:currency-style style:name="N175P0" style:volatile="true">
      <number:currency-symbol number:language="en">$</number:currency-symbol>
      <number:number number:decimal-places="2" number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>$</number:currency-symbol>
      <number:number number:decimal-places="2" number:min-decimal-places="2" number:min-integer-digits="1" number:grouping="true"/>
      <style:map style:condition="value()&gt;=0" style:apply-style-name="N175P0"/>
    </number:currency-style>
    <number:number-style style:name="N17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8P0" style:volatile="true">
      <number:number number:decimal-places="0" number:min-decimal-places="0" number:min-integer-digits="1" number:grouping="true"/>
      <number:text> $</number:text>
    </number:number-style>
    <number:number-style style:name="N178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78P0"/>
    </number:number-style>
    <number:number-style style:name="N179P0" style:volatile="true">
      <number:number number:decimal-places="0" number:min-decimal-places="0" number:min-integer-digits="1" number:grouping="true"/>
      <number:text> $</number:text>
    </number:number-style>
    <number:number-style style:name="N179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79P0"/>
    </number:number-style>
    <number:number-style style:name="N181P0" style:volatile="true">
      <number:number number:decimal-places="2" number:min-decimal-places="2" number:min-integer-digits="1" number:grouping="true"/>
      <number:text> $</number:text>
    </number:number-style>
    <number:number-style style:name="N181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$</number:text>
    </number:number-style>
    <number:number-style style:name="N182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82P0"/>
    </number:number-style>
    <number:number-style style:name="N186P0" style:volatile="true">
      <number:number number:decimal-places="0" number:min-decimal-places="0" number:min-integer-digits="1" number:grouping="true"/>
      <number:text> $ </number:text>
    </number:number-style>
    <number:number-style style:name="N186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186P2" style:volatile="true">
      <number:text> - $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0" number:min-decimal-places="0" number:min-integer-digits="1" number:grouping="true"/>
      <number:text>    </number:text>
    </number:number-style>
    <number:number-style style:name="N19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90P2" style:volatile="true">
      <number:text> -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decimal-places="2" number:min-integer-digits="1" number:grouping="true"/>
      <number:text> $ </number:text>
    </number:number-style>
    <number:number-style style:name="N194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194P2" style:volatile="true">
      <number:text>-</number:text>
      <number:number number:decimal-places="0" number:min-decimal-places="0" number:min-integer-digits="0"/>
      <number:text> $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  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98P2" style:volatile="true">
      <number:text>-</number:text>
      <number:number number:decimal-places="0" number:min-decimal-places="0" number:min-integer-digits="0"/>
      <number:text>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number number:decimal-places="0" number:min-decimal-places="0" number:min-integer-digits="2"/>
    </number:number-style>
    <number:number-style style:name="N200" number:title="User-defined">
      <number:number number:decimal-places="1" number:min-decimal-places="1" number:min-integer-digits="1"/>
    </number:number-style>
    <number:number-style style:name="N20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05P0" style:volatile="true">
      <number:number number:decimal-places="0" number:min-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9P2" style:volatile="true">
      <number:text>-</number:text>
      <number:number number:decimal-places="0" number:min-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0" number:min-decimal-places="0" number:min-integer-digits="0"/>
    </number:number-style>
    <number:percentage-style style:name="N211">
      <number:number number:decimal-places="0" number:min-decimal-places="0" number:min-integer-digits="2"/>
      <number:text>%</number:text>
    </number:percentage-style>
    <number:number-style style:name="N212P0" style:volatile="true">
      <number:number number:decimal-places="0" number:min-decimal-places="0" number:min-integer-digits="1" number:grouping="true"/>
    </number:number-style>
    <number:number-style style:name="N212">
      <number:text>-</number:text>
      <number:number number:decimal-places="0" number:min-decimal-places="0" number:min-integer-digits="1" number:grouping="true"/>
      <style:map style:condition="value()&gt;=0" style:apply-style-name="N212P0"/>
    </number:number-style>
    <number:number-style style:name="N213P0" style:volatile="true">
      <number:number number:decimal-places="0" number:min-decimal-places="0" number:min-integer-digits="1" number:grouping="true"/>
    </number:number-style>
    <number:number-style style:name="N2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13P0"/>
    </number:number-style>
    <number:number-style style:name="N214P0" style:volatile="true">
      <number:number number:decimal-places="2" number:min-decimal-places="2" number:min-integer-digits="1" number:grouping="true"/>
    </number:number-style>
    <number:number-style style:name="N214">
      <number:text>-</number:text>
      <number:number number:decimal-places="2" number:min-decimal-places="2" number:min-integer-digits="1" number:grouping="true"/>
      <style:map style:condition="value()&gt;=0" style:apply-style-name="N214P0"/>
    </number:number-style>
    <number:number-style style:name="N215P0" style:volatile="true">
      <number:number number:decimal-places="2" number:min-decimal-places="2" number:min-integer-digits="1" number:grouping="true"/>
    </number:number-style>
    <number:number-style style:name="N2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15P0"/>
    </number:number-style>
    <number:date-style style:name="N216">
      <number:day/>
      <number:text> </number:text>
      <number:month number:textual="true"/>
    </number:date-style>
    <number:number-style style:name="N217">
      <number:number number:decimal-places="3" number:min-decimal-places="3" number:min-integer-digits="1"/>
    </number:number-style>
    <number:percentage-style style:name="N218" number:title="User-defined">
      <number:number number:decimal-places="1" number:min-decimal-places="1" number:min-integer-digits="1"/>
      <number:text>%</number:text>
    </number:percentage-style>
    <number:date-style style:name="N219">
      <number:day/>
      <number:text>-</number:text>
      <number:month number:textual="true"/>
      <number:text>-</number:text>
      <number:year number:style="long"/>
    </number:date-style>
    <number:number-style style:name="N220">
      <number:number number:decimal-places="4" number:min-decimal-places="4" number:min-integer-digits="1"/>
    </number:number-style>
    <number:number-style style:name="N221">
      <number:number number:decimal-places="5" number:min-decimal-places="5" number:min-integer-digits="1"/>
    </number:number-style>
    <number:percentage-style style:name="N222">
      <number:number number:decimal-places="3" number:min-decimal-places="3" number:min-integer-digits="1"/>
      <number:text>%</number:text>
    </number:percentage-style>
    <number:date-style style:name="N223"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time-style style:name="N224" number:truncate-on-overflow="false">
      <number:minutes number:style="long"/>
    </number:time-style>
    <number:time-style style:name="N225" number:truncate-on-overflow="false">
      <number:hours/>
      <number:text>:</number:text>
      <number:minutes number:style="long"/>
    </number:time-style>
    <number:date-style style:name="N226">
      <number:day number:style="long"/>
      <number:text> </number:text>
      <number:hours/>
      <number:text> </number:text>
      <number:minutes/>
    </number:date-style>
    <number:number-style style:name="N227">
      <number:number number:decimal-places="2" number:min-decimal-places="2" number:min-integer-digits="2"/>
    </number:number-style>
    <number:number-style style:name="N228">
      <number:number number:decimal-places="1" number:min-decimal-places="1" number:min-integer-digits="2"/>
    </number:number-style>
    <number:number-style style:name="N229">
      <number:number number:decimal-places="1" number:min-decimal-places="1" number:min-integer-digits="0"/>
    </number:number-style>
    <number:number-style style:name="N230">
      <number:number number:decimal-places="2" number:min-decimal-places="2" number:min-integer-digits="0"/>
    </number:number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/>
      <number:text>/</number:text>
      <number:month number:textual="true"/>
      <number:text>/</number:text>
      <number:year number:style="long"/>
    </number:date-style>
    <number:date-style style:name="N233">
      <number:day number:style="long"/>
      <number:text>/</number:text>
      <number:month number:textual="true"/>
      <number:text>/</number:text>
      <number:year/>
    </number:date-style>
    <number:number-style style:name="N234">
      <number:number number:decimal-places="0" number:min-decimal-places="0" number:min-integer-digits="3"/>
    </number:number-style>
    <number:number-style style:name="N236P0" style:volatile="true">
      <number:text>€</number:text>
      <number:number number:decimal-places="0" number:min-decimal-places="0" number:min-integer-digits="1" number:grouping="true"/>
    </number:number-style>
    <number:number-style style:name="N236">
      <number:text>-€</number:text>
      <number:number number:decimal-places="0" number:min-decimal-places="0" number:min-integer-digits="1" number:grouping="true"/>
      <style:map style:condition="value()&gt;=0" style:apply-style-name="N236P0"/>
    </number:number-style>
    <number:number-style style:name="N237P0" style:volatile="true">
      <number:text>€</number:text>
      <number:number number:decimal-places="0" number:min-decimal-places="0" number:min-integer-digits="1" number:grouping="true"/>
    </number:number-style>
    <number:number-style style:name="N2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237P0"/>
    </number:number-style>
    <number:number-style style:name="N239P0" style:volatile="true">
      <number:text>€</number:text>
      <number:number number:decimal-places="2" number:min-decimal-places="2" number:min-integer-digits="1" number:grouping="true"/>
    </number:number-style>
    <number:number-style style:name="N239">
      <number:text>-€</number:text>
      <number:number number:decimal-places="2" number:min-decimal-places="2" number:min-integer-digits="1" number:grouping="true"/>
      <style:map style:condition="value()&gt;=0" style:apply-style-name="N239P0"/>
    </number:number-style>
    <number:number-style style:name="N240P0" style:volatile="true">
      <number:text>€</number:text>
      <number:number number:decimal-places="2" number:min-decimal-places="2" number:min-integer-digits="1" number:grouping="true"/>
    </number:number-style>
    <number:number-style style:name="N240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240P0"/>
    </number:number-style>
    <number:number-style style:name="N24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4P2" style:volatile="true">
      <number:fill-character> </number:fill-character>
      <number:text>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8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8P2" style:volatile="true">
      <number:text> €</number:text>
      <number:fill-character> </number:fill-character>
      <number:text>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5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5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6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56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56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percentage-style style:name="N257">
      <number:number number:decimal-places="1" number:min-decimal-places="1" number:min-integer-digits="2"/>
      <number:text>%</number:text>
    </number:percentage-style>
    <number:number-style style:name="N259P0" style:volatile="true">
      <number:number number:decimal-places="0" number:min-decimal-places="0" number:min-integer-digits="1" number:grouping="true"/>
      <number:text> Esc.</number:text>
    </number:number-style>
    <number:number-style style:name="N259"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259P0"/>
    </number:number-style>
    <number:number-style style:name="N260P0" style:volatile="true">
      <number:number number:decimal-places="0" number:min-decimal-places="0" number:min-integer-digits="1" number:grouping="true"/>
      <number:text> Esc.</number:text>
    </number:number-style>
    <number:number-style style:name="N260">
      <style:text-properties fo:color="#ff0000"/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260P0"/>
    </number:number-style>
    <number:number-style style:name="N262P0" style:volatile="true">
      <number:number number:decimal-places="2" number:min-decimal-places="2" number:min-integer-digits="1" number:grouping="true"/>
      <number:text> Esc.</number:text>
    </number:number-style>
    <number:number-style style:name="N262"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262P0"/>
    </number:number-style>
    <number:number-style style:name="N263P0" style:volatile="true">
      <number:number number:decimal-places="2" number:min-decimal-places="2" number:min-integer-digits="1" number:grouping="true"/>
      <number:text> Esc.</number:text>
    </number:number-style>
    <number:number-style style:name="N263">
      <style:text-properties fo:color="#ff0000"/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263P0"/>
    </number:number-style>
    <number:number-style style:name="N267P0" style:volatile="true">
      <number:number number:decimal-places="0" number:min-decimal-places="0" number:min-integer-digits="1" number:grouping="true"/>
      <number:text> Esc. </number:text>
    </number:number-style>
    <number:number-style style:name="N267P1" style:volatile="true">
      <number:text>-</number:text>
      <number:number number:decimal-places="0" number:min-decimal-places="0" number:min-integer-digits="1" number:grouping="true"/>
      <number:text> Esc. </number:text>
    </number:number-style>
    <number:number-style style:name="N267P2" style:volatile="true">
      <number:text> - Esc.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number number:decimal-places="0" number:min-decimal-places="0" number:min-integer-digits="1" number:grouping="true"/>
      <number:text>         </number:text>
    </number:number-style>
    <number:number-style style:name="N271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271P2" style:volatile="true">
      <number:text> -        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number number:decimal-places="2" number:min-decimal-places="2" number:min-integer-digits="1" number:grouping="true"/>
      <number:text> Esc. </number:text>
    </number:number-style>
    <number:number-style style:name="N275P1" style:volatile="true">
      <number:text>-</number:text>
      <number:number number:decimal-places="2" number:min-decimal-places="2" number:min-integer-digits="1" number:grouping="true"/>
      <number:text> Esc. </number:text>
    </number:number-style>
    <number:number-style style:name="N275P2" style:volatile="true">
      <number:text>-</number:text>
      <number:number number:decimal-places="0" number:min-decimal-places="0" number:min-integer-digits="0"/>
      <number:text> Esc.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9P0" style:volatile="true">
      <number:number number:decimal-places="2" number:min-decimal-places="2" number:min-integer-digits="1" number:grouping="true"/>
      <number:text>         </number:text>
    </number:number-style>
    <number:number-style style:name="N279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279P2" style:volatile="true">
      <number:text>-</number:text>
      <number:number number:decimal-places="0" number:min-decimal-places="0" number:min-integer-digits="0"/>
      <number:text>        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text>Yes</number:text>
    </number:number-style>
    <number:number-style style:name="N281P1" style:volatile="true">
      <number:text>Yes</number:text>
    </number:number-style>
    <number:number-style style:name="N281">
      <number:text>No</number:text>
      <style:map style:condition="value()&gt;0" style:apply-style-name="N281P0"/>
      <style:map style:condition="value()&lt;0" style:apply-style-name="N281P1"/>
    </number:number-style>
    <number:number-style style:name="N283P0" style:volatile="true">
      <number:text>True</number:text>
    </number:number-style>
    <number:number-style style:name="N283P1" style:volatile="true">
      <number:text>True</number:text>
    </number:number-style>
    <number:number-style style:name="N283">
      <number:text>False</number:text>
      <style:map style:condition="value()&gt;0" style:apply-style-name="N283P0"/>
      <style:map style:condition="value()&lt;0" style:apply-style-name="N283P1"/>
    </number:number-style>
    <number:number-style style:name="N285P0" style:volatile="true">
      <number:text>On</number:text>
    </number:number-style>
    <number:number-style style:name="N285P1" style:volatile="true">
      <number:text>On</number:text>
    </number:number-style>
    <number:number-style style:name="N285">
      <number:text>Off</number:text>
      <style:map style:condition="value()&gt;0" style:apply-style-name="N285P0"/>
      <style:map style:condition="value()&lt;0" style:apply-style-name="N285P1"/>
    </number:number-style>
    <number:currency-style style:name="N287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87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87P0"/>
    </number:currency-style>
    <number:number-style style:name="N28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8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89P0"/>
    </number:number-style>
    <number:number-style style:name="N29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9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90P0"/>
    </number:number-style>
    <number:number-style style:name="N29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9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92P0"/>
    </number:number-style>
    <number:number-style style:name="N29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9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0P0" style:volatile="true">
      <number:number number:decimal-places="0" number:min-decimal-places="0" number:min-integer-digits="1" number:grouping="true"/>
      <number:text> </number:text>
    </number:number-style>
    <number:number-style style:name="N30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00P2" style:volatile="true">
      <number:text> -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4P2" style:volatile="true">
      <number:text> $-</number:text>
      <number:number number:decimal-places="0" number:min-decimal-places="0" number:min-integer-digits="0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7P0" style:volatile="true">
      <number:number number:decimal-places="2" number:min-decimal-places="2" number:min-integer-digits="1" number:grouping="true"/>
      <number:text> </number:text>
    </number:number-style>
    <number:number-style style:name="N30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307P2" style:volatile="true">
      <number:text>-</number:text>
      <number:number number:decimal-places="0" number:min-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">
      <number:number number:decimal-places="0" number:min-decimal-places="0" number:min-integer-digits="1"/>
      <number:text>/13</number:text>
    </number:number-style>
    <number:number-style style:name="N309">
      <number:number number:decimal-places="0" number:min-decimal-places="0" number:min-integer-digits="1"/>
      <number:text>/14</number:text>
    </number:number-style>
    <number:number-style style:name="N310">
      <number:number number:decimal-places="0" number:min-decimal-places="0" number:min-integer-digits="1"/>
      <number:text>%</number:text>
    </number:number-style>
    <number:number-style style:name="N311">
      <number:number number:decimal-places="6" number:min-decimal-places="6" number:min-integer-digits="1"/>
    </number:number-style>
    <number:number-style style:name="N312">
      <number:number number:decimal-places="7" number:min-decimal-places="7" number:min-integer-digits="1"/>
    </number:number-style>
    <number:number-style style:name="N313">
      <number:number number:decimal-places="8" number:min-decimal-places="8" number:min-integer-digits="1"/>
    </number:number-style>
    <number:number-style style:name="N314">
      <number:number number:decimal-places="9" number:min-decimal-places="9" number:min-integer-digits="1"/>
    </number:number-style>
    <number:number-style style:name="N315">
      <number:number number:decimal-places="10" number:min-decimal-places="10" number:min-integer-digits="1"/>
    </number:number-style>
    <number:number-style style:name="N316">
      <number:number number:decimal-places="11" number:min-decimal-places="11" number:min-integer-digits="1"/>
    </number:number-style>
    <number:date-style style:name="N317">
      <number:month number:textual="true"/>
      <number:text>/</number:text>
      <number:year number:style="long"/>
    </number:date-style>
    <number:currency-style style:name="N319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19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19P0"/>
    </number:currency-style>
    <number:number-style style:name="N321P0" style:volatile="true">
      <number:number number:decimal-places="0" number:min-decimal-places="0" number:min-integer-digits="1" number:grouping="true"/>
      <number:text>€</number:text>
    </number:number-style>
    <number:number-style style:name="N321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321P0"/>
    </number:number-style>
    <number:number-style style:name="N322P0" style:volatile="true">
      <number:number number:decimal-places="0" number:min-decimal-places="0" number:min-integer-digits="1" number:grouping="true"/>
      <number:text>€</number:text>
    </number:number-style>
    <number:number-style style:name="N322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322P0"/>
    </number:number-style>
    <number:number-style style:name="N324P0" style:volatile="true">
      <number:number number:decimal-places="2" number:min-decimal-places="2" number:min-integer-digits="1" number:grouping="true"/>
      <number:text>€</number:text>
    </number:number-style>
    <number:number-style style:name="N324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324P0"/>
    </number:number-style>
    <number:number-style style:name="N325P0" style:volatile="true">
      <number:number number:decimal-places="2" number:min-decimal-places="2" number:min-integer-digits="1" number:grouping="true"/>
      <number:text>€</number:text>
    </number:number-style>
    <number:number-style style:name="N325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325P0"/>
    </number:number-style>
    <number:number-style style:name="N328P0" style:volatile="true">
      <number:number number:decimal-places="0" number:min-decimal-places="0" number:min-integer-digits="1" number:grouping="true"/>
      <number:text>   </number:text>
    </number:number-style>
    <number:number-style style:name="N328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328P2" style:volatile="true">
      <number:text> -  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0" number:min-decimal-places="0" number:min-integer-digits="1" number:grouping="true"/>
      <number:text>€ </number:text>
    </number:number-style>
    <number:number-style style:name="N332P1" style:volatile="true">
      <number:text>-</number:text>
      <number:number number:decimal-places="0" number:min-decimal-places="0" number:min-integer-digits="1" number:grouping="true"/>
      <number:text>€ </number:text>
    </number:number-style>
    <number:number-style style:name="N332P2" style:volatile="true">
      <number:text> -€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35P0" style:volatile="true">
      <number:number number:decimal-places="2" number:min-decimal-places="2" number:min-integer-digits="1" number:grouping="true"/>
      <number:text>   </number:text>
    </number:number-style>
    <number:number-style style:name="N335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335P2" style:volatile="true">
      <number:text>-</number:text>
      <number:number number:decimal-places="0" number:min-decimal-places="0" number:min-integer-digits="0"/>
      <number:text>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9P0" style:volatile="true">
      <number:number number:decimal-places="2" number:min-decimal-places="2" number:min-integer-digits="1" number:grouping="true"/>
      <number:text>€ </number:text>
    </number:number-style>
    <number:number-style style:name="N339P1" style:volatile="true">
      <number:text>-</number:text>
      <number:number number:decimal-places="2" number:min-decimal-places="2" number:min-integer-digits="1" number:grouping="true"/>
      <number:text>€ </number:text>
    </number:number-style>
    <number:number-style style:name="N339P2" style:volatile="true">
      <number:text>-</number:text>
      <number:number number:decimal-places="0" number:min-decimal-places="0" number:min-integer-digits="0"/>
      <number:text>€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date-style style:name="N340">
      <number:day/>
      <number:text>-</number:text>
      <number:month number:textual="true"/>
    </number:date-style>
    <number:date-style style:name="N341">
      <number:year number:style="long"/>
      <number:text>/</number:text>
      <number:month number:style="long"/>
      <number:text>/</number:text>
      <number:day number:style="long"/>
    </number:date-style>
    <number:number-style style:name="N343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343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343P0"/>
    </number:number-style>
    <number:number-style style:name="N344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344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346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346P0"/>
    </number:number-style>
    <number:number-style style:name="N347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347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347P0"/>
    </number:number-style>
    <number:number-style style:name="N351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351P1" style:volatile="true">
      <number:text> €(</number:text>
      <number:number number:decimal-places="0" number:min-decimal-places="0" number:min-integer-digits="1" number:grouping="true"/>
      <number:text>)</number:text>
    </number:number-style>
    <number:number-style style:name="N351P2" style:volatile="true">
      <number:text> €-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55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355P2" style:volatile="true">
      <number:text> €-</number:text>
      <number:number number:decimal-places="0" number:min-decimal-places="0" number:min-integer-digits="0"/>
      <number:text>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currency-style style:name="N357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357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357P0"/>
    </number:currency-style>
    <number:percentage-style style:name="N358P0" style:volatile="true">
      <number:number number:decimal-places="0" number:min-decimal-places="0" number:min-integer-digits="1"/>
      <number:text>%</number:text>
    </number:percentage-style>
    <number:percentage-style style:name="N358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358P0"/>
    </number:percentage-style>
    <number:number-style style:name="N359">
      <number:text>$ </number:text>
      <number:number number:decimal-places="2" number:min-decimal-places="2" number:min-integer-digits="1" number:grouping="true"/>
      <number:text> </number:text>
    </number:number-style>
    <number:number-style style:name="N360">
      <number:text>$ (</number:text>
      <number:number number:decimal-places="2" number:min-decimal-places="2" number:min-integer-digits="1" number:grouping="true"/>
      <number:text>)</number:text>
    </number:number-style>
    <number:number-style style:name="N361">
      <number:text>$ - </number:text>
    </number:number-style>
    <number:number-style style:name="N362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$ (</number:text>
      <number:number number:decimal-places="2" number:min-decimal-places="2" number:min-integer-digits="1" number:grouping="true"/>
      <number:text>)</number:text>
    </number:number-style>
    <number:number-style style:name="N362P2" style:volatile="true">
      <number:text>$ -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number-style style:name="N363">
      <number:text>$ </number:text>
      <number:number number:decimal-places="0" number:min-decimal-places="0" number:min-integer-digits="1" number:grouping="true"/>
      <number:text> </number:text>
    </number:number-style>
    <number:number-style style:name="N364">
      <number:text>$ (</number:text>
      <number:number number:decimal-places="0" number:min-decimal-places="0" number:min-integer-digits="1" number:grouping="true"/>
      <number:text>)</number:text>
    </number:number-style>
    <number:number-style style:name="N365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365P1" style:volatile="true">
      <number:text>$ (</number:text>
      <number:number number:decimal-places="0" number:min-decimal-places="0" number:min-integer-digits="1" number:grouping="true"/>
      <number:text>)</number:text>
    </number:number-style>
    <number:number-style style:name="N365P2" style:volatile="true">
      <number:text>$ - </number:text>
    </number:number-style>
    <number:text-style style:name="N365"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number-style style:name="N366">
      <number:text>(</number:text>
      <number:number number:decimal-places="2" number:min-decimal-places="2" number:min-integer-digits="1" number:grouping="true"/>
      <number:text>)</number:text>
    </number:number-style>
    <number:number-style style:name="N367">
      <number:text>- </number:text>
    </number:number-style>
    <number:number-style style:name="N368P0" style:volatile="true">
      <number:number number:decimal-places="2" number:min-decimal-places="2" number:min-integer-digits="1" number:grouping="true"/>
      <number:text> </number:text>
    </number:number-style>
    <number:number-style style:name="N3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368P2" style:volatile="true">
      <number:text>-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69">
      <number:text>(</number:text>
      <number:number number:decimal-places="0" number:min-decimal-places="0" number:min-integer-digits="1" number:grouping="true"/>
      <number:text>)</number:text>
    </number:number-style>
    <number:number-style style:name="N370P0" style:volatile="true">
      <number:number number:decimal-places="0" number:min-decimal-places="0" number:min-integer-digits="1" number:grouping="true"/>
      <number:text> </number:text>
    </number:number-style>
    <number:number-style style:name="N3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370P2" style:volatile="true">
      <number:text>-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date-style style:name="N371P0" style:volatile="true">
      <number:month number:style="long"/>
      <number:text>/</number:text>
      <number:day number:style="long"/>
      <number:text>/</number:text>
      <number:year/>
    </number:date-style>
    <number:text-style style:name="N371">
      <number:text-content/>
      <style:map style:condition="value()&lt;=1.7976931348623157E+308" style:apply-style-name="N371P0"/>
    </number:text-style>
    <number:number-style style:name="N373P0" style:volatile="true">
      <number:number number:decimal-places="0" number:min-decimal-places="0" number:min-integer-digits="1" number:grouping="true"/>
      <number:text> Û</number:text>
    </number:number-style>
    <number:number-style style:name="N373"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373P0"/>
    </number:number-style>
    <number:number-style style:name="N374P0" style:volatile="true">
      <number:number number:decimal-places="0" number:min-decimal-places="0" number:min-integer-digits="1" number:grouping="true"/>
      <number:text> Û</number:text>
    </number:number-style>
    <number:number-style style:name="N374">
      <style:text-properties fo:color="#ff0000"/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374P0"/>
    </number:number-style>
    <number:number-style style:name="N376P0" style:volatile="true">
      <number:number number:decimal-places="2" number:min-decimal-places="2" number:min-integer-digits="1" number:grouping="true"/>
      <number:text> Û</number:text>
    </number:number-style>
    <number:number-style style:name="N376"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376P0"/>
    </number:number-style>
    <number:number-style style:name="N377P0" style:volatile="true">
      <number:number number:decimal-places="2" number:min-decimal-places="2" number:min-integer-digits="1" number:grouping="true"/>
      <number:text> Û</number:text>
    </number:number-style>
    <number:number-style style:name="N377">
      <style:text-properties fo:color="#ff0000"/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377P0"/>
    </number:number-style>
    <number:number-style style:name="N381P0" style:volatile="true">
      <number:number number:decimal-places="0" number:min-decimal-places="0" number:min-integer-digits="1" number:grouping="true"/>
      <number:text> Û </number:text>
    </number:number-style>
    <number:number-style style:name="N381P1" style:volatile="true">
      <number:text>-</number:text>
      <number:number number:decimal-places="0" number:min-decimal-places="0" number:min-integer-digits="1" number:grouping="true"/>
      <number:text> Û </number:text>
    </number:number-style>
    <number:number-style style:name="N381P2" style:volatile="true">
      <number:text> - Û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5P0" style:volatile="true">
      <number:number number:decimal-places="2" number:min-decimal-places="2" number:min-integer-digits="1" number:grouping="true"/>
      <number:text> Û </number:text>
    </number:number-style>
    <number:number-style style:name="N385P1" style:volatile="true">
      <number:text>-</number:text>
      <number:number number:decimal-places="2" number:min-decimal-places="2" number:min-integer-digits="1" number:grouping="true"/>
      <number:text> Û </number:text>
    </number:number-style>
    <number:number-style style:name="N385P2" style:volatile="true">
      <number:text>-</number:text>
      <number:number number:decimal-places="0" number:min-decimal-places="0" number:min-integer-digits="0"/>
      <number:text> Û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7P0" style:volatile="true">
      <number:number number:decimal-places="0" number:min-decimal-places="0" number:min-integer-digits="1" number:grouping="true"/>
      <number:text>  €</number:text>
    </number:number-style>
    <number:number-style style:name="N38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87P0"/>
    </number:number-style>
    <number:number-style style:name="N389P0" style:volatile="true">
      <number:number number:decimal-places="2" number:min-decimal-places="2" number:min-integer-digits="1" number:grouping="true"/>
      <number:text>  €</number:text>
    </number:number-style>
    <number:number-style style:name="N38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89P0"/>
    </number:number-style>
    <number:number-style style:name="N390">
      <number:number number:decimal-places="12" number:min-decimal-places="12" number:min-integer-digits="1"/>
    </number:number-style>
    <number:number-style style:name="N391">
      <number:number number:decimal-places="13" number:min-decimal-places="13" number:min-integer-digits="1"/>
    </number:number-style>
    <number:number-style style:name="N392">
      <number:number number:decimal-places="14" number:min-decimal-places="14" number:min-integer-digits="1"/>
    </number:number-style>
    <number:number-style style:name="N393">
      <number:number number:decimal-places="15" number:min-decimal-places="15" number:min-integer-digits="1"/>
    </number:number-style>
    <number:currency-style style:name="N39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39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395P0"/>
    </number:currency-style>
    <number:currency-style style:name="N39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39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396P0"/>
    </number:currency-style>
    <number:currency-style style:name="N39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9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398P0"/>
    </number:currency-style>
    <number:currency-style style:name="N39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9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399P0"/>
    </number:currency-style>
    <number:currency-style style:name="N40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402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402P2" style:volatile="true">
      <number:currency-symbol/>
      <number:text>-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currency-style style:name="N40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405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405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405">
      <number:text-content/>
      <number:text> </number:text>
      <style:map style:condition="value()&gt;0" style:apply-style-name="N405P0"/>
      <style:map style:condition="value()&lt;0" style:apply-style-name="N405P1"/>
      <style:map style:condition="value()=0" style:apply-style-name="N405P2"/>
    </number:text-style>
    <number:number-style style:name="N406">
      <number:number number:decimal-places="0" number:min-decimal-places="0" number:min-integer-digits="3" number:grouping="true"/>
    </number:number-style>
    <number:number-style style:name="N408P0" style:volatile="true">
      <number:text>£</number:text>
      <number:number number:decimal-places="0" number:min-decimal-places="0" number:min-integer-digits="1" number:grouping="true"/>
    </number:number-style>
    <number:number-style style:name="N408">
      <number:text>-£</number:text>
      <number:number number:decimal-places="0" number:min-decimal-places="0" number:min-integer-digits="1" number:grouping="true"/>
      <style:map style:condition="value()&gt;=0" style:apply-style-name="N408P0"/>
    </number:number-style>
    <number:number-style style:name="N409P0" style:volatile="true">
      <number:text>£</number:text>
      <number:number number:decimal-places="0" number:min-decimal-places="0" number:min-integer-digits="1" number:grouping="true"/>
    </number:number-style>
    <number:number-style style:name="N409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409P0"/>
    </number:number-style>
    <number:number-style style:name="N411P0" style:volatile="true">
      <number:text>£</number:text>
      <number:number number:decimal-places="2" number:min-decimal-places="2" number:min-integer-digits="1" number:grouping="true"/>
    </number:number-style>
    <number:number-style style:name="N411">
      <number:text>-£</number:text>
      <number:number number:decimal-places="2" number:min-decimal-places="2" number:min-integer-digits="1" number:grouping="true"/>
      <style:map style:condition="value()&gt;=0" style:apply-style-name="N411P0"/>
    </number:number-style>
    <number:number-style style:name="N412P0" style:volatile="true">
      <number:text>£</number:text>
      <number:number number:decimal-places="2" number:min-decimal-places="2" number:min-integer-digits="1" number:grouping="true"/>
    </number:number-style>
    <number:number-style style:name="N412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412P0"/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414P2" style:volatile="true">
      <number:text>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8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418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418P2" style:volatile="true">
      <number:text> £- </number:text>
    </number:number-style>
    <number:text-style style:name="N418">
      <number:text-content/>
      <number:text> </number:text>
      <style:map style:condition="value()&gt;0" style:apply-style-name="N418P0"/>
      <style:map style:condition="value()&lt;0" style:apply-style-name="N418P1"/>
      <style:map style:condition="value()=0" style:apply-style-name="N418P2"/>
    </number:text-style>
    <number:number-style style:name="N420P0" style:volatile="true">
      <number:number number:decimal-places="2" number:min-decimal-places="2" number:min-integer-digits="1" number:grouping="true"/>
      <number:text> </number:text>
    </number:number-style>
    <number:number-style style:name="N42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420P2" style:volatile="true">
      <number:text>-</number:text>
      <number:number number:decimal-places="0" number:min-decimal-places="0" number:min-integer-digits="0"/>
      <number:text>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4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424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424P2" style:volatile="true">
      <number:text> £-</number:text>
      <number:number number:decimal-places="0" number:min-decimal-places="0" number:min-integer-digits="0"/>
      <number:text> </number:text>
    </number:number-style>
    <number:text-style style:name="N424">
      <number:text-content/>
      <number:text> </number:text>
      <style:map style:condition="value()&gt;0" style:apply-style-name="N424P0"/>
      <style:map style:condition="value()&lt;0" style:apply-style-name="N424P1"/>
      <style:map style:condition="value()=0" style:apply-style-name="N424P2"/>
    </number:text-style>
    <number:date-style style:name="N425">
      <number:year number:style="long"/>
      <number:text>-</number:text>
      <number:month number:style="long"/>
      <number:text>-</number:text>
      <number:day number:style="long"/>
      <number:text>-</number:text>
      <number:hours number:style="long"/>
      <number:text>:</number:text>
      <number:minutes number:style="long"/>
    </number:date-style>
    <number:number-style style:name="N426">
      <number:number number:decimal-places="0" number:min-decimal-places="0" number:min-integer-digits="3">
        <number:embedded-text number:position="2">.</number:embedded-text>
      </number:number>
    </number:number-style>
    <number:number-style style:name="N427">
      <number:number number:decimal-places="0" number:min-decimal-places="0" number:min-integer-digits="2">
        <number:embedded-text number:position="1">.</number:embedded-text>
      </number:number>
    </number:number-style>
    <number:number-style style:name="N428">
      <number:number number:decimal-places="0" number:min-decimal-places="0" number:min-integer-digits="4" number:grouping="true"/>
    </number:number-style>
    <number:number-style style:name="N429">
      <number:number number:decimal-places="0" number:min-decimal-places="0" number:min-integer-digits="9" number:grouping="true"/>
    </number:number-style>
    <number:percentage-style style:name="N430" number:title="User-defined">
      <number:number number:decimal-places="1" number:min-decimal-places="0" number:decimal-replacement="" number:min-integer-digits="1"/>
      <number:text>%</number:text>
    </number:percentage-style>
    <number:number-style style:name="N431">
      <number:number number:decimal-places="1" number:min-decimal-places="0" number:decimal-replacement="" number:min-integer-digits="1"/>
    </number:number-style>
    <number:number-style style:name="N432">
      <number:number number:decimal-places="0" number:min-decimal-places="0" number:min-integer-digits="5"/>
    </number:number-style>
    <number:number-style style:name="N436P0" style:volatile="true">
      <number:text> </number:text>
      <number:fill-character> </number:fill-character>
      <number:number number:decimal-places="3" number:min-decimal-places="3" number:min-integer-digits="0"/>
      <number:text> </number:text>
    </number:number-style>
    <number:number-style style:name="N436P1" style:volatile="true">
      <number:text> </number:text>
      <number:fill-character> </number:fill-character>
      <number:text>-</number:text>
      <number:number number:decimal-places="3" number:min-decimal-places="3" number:min-integer-digits="0"/>
      <number:text> </number:text>
    </number:number-style>
    <number:number-style style:name="N436P2" style:volatile="true">
      <number:text> </number:text>
      <number:fill-character> </number:fill-character>
      <number:text>- </number:text>
    </number:number-style>
    <number:text-style style:name="N436">
      <number:text> </number:text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40P0" style:volatile="true">
      <number:text> $</number:text>
      <number:fill-character> </number:fill-character>
      <number:number number:decimal-places="3" number:min-decimal-places="3" number:min-integer-digits="0"/>
      <number:text> </number:text>
    </number:number-style>
    <number:number-style style:name="N440P1" style:volatile="true">
      <number:text> $</number:text>
      <number:fill-character> </number:fill-character>
      <number:text>(</number:text>
      <number:number number:decimal-places="3" number:min-decimal-places="3" number:min-integer-digits="0"/>
      <number:text>)</number:text>
    </number:number-style>
    <number:number-style style:name="N440P2" style:volatile="true">
      <number:text> $</number:text>
      <number:fill-character> </number:fill-character>
      <number:text>- </number:text>
    </number:number-style>
    <number:text-style style:name="N440">
      <number:text> </number:text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4P0" style:volatile="true">
      <number:text> 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444P1" style:volatile="true">
      <number:text> </number:text>
      <number:fill-character> </number:fill-character>
      <number:text>-</number:text>
      <number:number number:decimal-places="5" number:min-decimal-places="5" number:min-integer-digits="0" number:grouping="true"/>
      <number:text> </number:text>
    </number:number-style>
    <number:number-style style:name="N4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44">
      <number:text> </number:text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448P0" style:volatile="true">
      <number:text> $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448P1" style:volatile="true">
      <number:text> $</number:text>
      <number:fill-character> </number:fill-character>
      <number:text>(</number:text>
      <number:number number:decimal-places="5" number:min-decimal-places="5" number:min-integer-digits="0" number:grouping="true"/>
      <number:text>)</number:text>
    </number:number-style>
    <number:number-style style:name="N4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48">
      <number:text> </number:text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percentage-style style:name="N449">
      <number:number number:decimal-places="2" number:min-decimal-places="0" number:decimal-replacement="" number:min-integer-digits="1"/>
      <number:text>%</number:text>
    </number:percentage-style>
    <number:number-style style:name="N450P0" style:volatile="true">
      <number:number number:decimal-places="1" number:min-decimal-places="1" number:min-integer-digits="1"/>
    </number:number-style>
    <number:number-style style:name="N450" number:title="User-defined">
      <style:text-properties fo:color="#ff0000"/>
      <number:text>-</number:text>
      <number:number number:decimal-places="1" number:min-decimal-places="1" number:min-integer-digits="0"/>
      <style:map style:condition="value()&gt;=0" style:apply-style-name="N450P0"/>
    </number:number-style>
    <number:number-style style:name="N451P0" style:volatile="true">
      <number:number number:decimal-places="1" number:min-decimal-places="1" number:min-integer-digits="1"/>
    </number:number-style>
    <number:number-style style:name="N451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451P0"/>
    </number:number-style>
    <number:number-style style:name="N452">
      <number:number number:decimal-places="0" number:min-decimal-places="0" number:min-integer-digits="4">
        <number:embedded-text number:position="3">.</number:embedded-text>
      </number:number>
    </number:number-style>
    <number:date-style style:name="N453">
      <number:day/>
      <number:text>-</number:text>
      <number:month/>
      <number:text>-</number:text>
      <number:year/>
    </number:date-style>
    <number:percentage-style style:name="N454">
      <number:number number:decimal-places="15" number:min-decimal-places="15" number:min-integer-digits="1"/>
      <number:text>%</number:text>
    </number:percentage-style>
    <number:percentage-style style:name="N455">
      <number:number number:decimal-places="16" number:min-decimal-places="16" number:min-integer-digits="1"/>
      <number:text>%</number:text>
    </number:percentage-style>
    <number:date-style style:name="N456">
      <number:day number:style="long"/>
      <number:text>/</number:text>
      <number:month number:style="long"/>
      <number:text>/</number:text>
      <number:year number:style="long"/>
    </number:date-style>
    <number:number-style style:name="N457">
      <number:text>VERDADEIRO</number:text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3P2" style:volatile="true" number:language="en" number:country="US">
      <number:fill-character> </number:fill-character>
      <number:text>- </number:text>
    </number:number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7P2" style:volatile="true" number:language="en" number:country="US">
      <number:currency-symbol/>
      <number:fill-character> </number:fill-character>
      <number:text>-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68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8P2" style:volatile="true" number:language="en" number:country="US">
      <number:text> - </number:text>
    </number:number-style>
    <number:text-style style:name="N10168" number:language="en" number:country="US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currency-style style:name="N1017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 </number:text>
    </number:currency-style>
    <number:text-style style:name="N10171" number:language="en" number:country="US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74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4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4" number:language="en" number:country="US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currency-style style:name="N1017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7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7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7" number:language="en" number:country="US"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time-style style:name="N10178" number:language="en" number:country="US">
      <number:minutes number:style="long"/>
      <number:text>:</number:text>
      <number:seconds number:style="long"/>
    </number:time-style>
    <number:time-style style:name="N1017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80" number:language="en" number:country="US">
      <number:minutes number:style="long"/>
      <number:text>:</number:text>
      <number:seconds number:style="long" number:decimal-places="1"/>
    </number:time-style>
    <number:number-style style:name="N10181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82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018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8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86P2" style:volatile="true" number:language="en" number:country="US">
      <number:text> </number:text>
      <number:fill-character> </number:fill-character>
      <number:text>- </number:text>
    </number:number-style>
    <number:text-style style:name="N10186" number:language="en" number:country="US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currency-style style:name="N1018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8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87P2" style:volatile="true" number:language="en" number:country="US">
      <number:currency-symbol/>
      <number:fill-character> </number:fill-character>
      <number:text>- </number:text>
    </number:currency-style>
    <number:text-style style:name="N10187" number:language="en" number:country="US">
      <number:text> </number:text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9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1" number:language="en" number:country="US">
      <number:text> </number:text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currency-style style:name="N1019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9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9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92" number:language="en" number:country="US">
      <number:text> </number:text>
      <number:text-content/>
      <number:text> </number:text>
      <style:map style:condition="value()&gt;0" style:apply-style-name="N10192P0"/>
      <style:map style:condition="value()&lt;0" style:apply-style-name="N10192P1"/>
      <style:map style:condition="value()=0" style:apply-style-name="N10192P2"/>
    </number:text-style>
    <number:date-style style:name="N20128" number:language="pt" number:country="PT">
      <number:day-of-week number:style="long"/>
      <number:text>, </number:text>
      <number:day/>
    </number:date-style>
    <number:date-style style:name="N20129" number:language="pt" number:country="PT" number:title="User-defined">
      <number:day-of-week number:style="long"/>
      <number:text>, </number:text>
    </number:date-style>
    <number:date-style style:name="N20130" number:language="pt" number:country="PT">
      <number:day-of-week number:style="long"/>
    </number:date-style>
    <number:number-style style:name="N20132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32" number:language="pt" number:country="PT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32P0"/>
    </number:number-style>
    <number:number-style style:name="N20133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33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33P0"/>
    </number:number-style>
    <number:number-style style:name="N20135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35" number:language="pt" number:country="PT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35P0"/>
    </number:number-style>
    <number:number-style style:name="N20136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36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36P0"/>
    </number:number-style>
    <number:time-style style:name="N20137" number:language="pt" number:country="PT">
      <number:hours/>
      <number:text>:</number:text>
      <number:minutes number:style="long"/>
      <number:text> </number:text>
      <number:am-pm/>
    </number:time-style>
    <number:time-style style:name="N2013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9" number:language="pt" number:country="PT">
      <number:hours/>
      <number:text>:</number:text>
      <number:minutes number:style="long"/>
    </number:time-style>
    <number:time-style style:name="N2014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2014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20143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43" number:language="pt" number:country="PT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43P0"/>
    </number:number-style>
    <number:number-style style:name="N20144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44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44P0"/>
    </number:number-style>
    <number:number-style style:name="N20146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46" number:language="pt" number:country="PT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46P0"/>
    </number:number-style>
    <number:number-style style:name="N20147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47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47P0"/>
    </number:number-style>
    <number:number-style style:name="N20151P0" style:volatile="true" number:language="pt" number:country="PT">
      <number:number number:decimal-places="0" number:min-decimal-places="0" number:min-integer-digits="1" number:grouping="true"/>
      <number:text>    </number:text>
    </number:number-style>
    <number:number-style style:name="N20151P1" style:volatile="true" number:language="pt" number:country="PT">
      <number:text>-</number:text>
      <number:number number:decimal-places="0" number:min-decimal-places="0" number:min-integer-digits="1" number:grouping="true"/>
      <number:text>    </number:text>
    </number:number-style>
    <number:number-style style:name="N20151P2" style:volatile="true" number:language="pt" number:country="PT">
      <number:text> -    </number:text>
    </number:number-style>
    <number:text-style style:name="N20151" number:language="pt" number:country="PT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number-style style:name="N20155P0" style:volatile="true" number:language="pt" number:country="PT">
      <number:number number:decimal-places="0" number:min-decimal-places="0" number:min-integer-digits="1" number:grouping="true"/>
      <number:text> € </number:text>
    </number:number-style>
    <number:number-style style:name="N20155P1" style:volatile="true" number:language="pt" number:country="PT">
      <number:text>-</number:text>
      <number:number number:decimal-places="0" number:min-decimal-places="0" number:min-integer-digits="1" number:grouping="true"/>
      <number:text> € </number:text>
    </number:number-style>
    <number:number-style style:name="N20155P2" style:volatile="true" number:language="pt" number:country="PT">
      <number:text> - € </number:text>
    </number:number-style>
    <number:text-style style:name="N20155" number:language="pt" number:country="PT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pt" number:country="PT">
      <number:number number:decimal-places="2" number:min-decimal-places="2" number:min-integer-digits="1" number:grouping="true"/>
      <number:text>    </number:text>
    </number:number-style>
    <number:number-style style:name="N20159P1" style:volatile="true" number:language="pt" number:country="PT">
      <number:text>-</number:text>
      <number:number number:decimal-places="2" number:min-decimal-places="2" number:min-integer-digits="1" number:grouping="true"/>
      <number:text>    </number:text>
    </number:number-style>
    <number:number-style style:name="N20159P2" style:volatile="true" number:language="pt" number:country="PT">
      <number:text>-</number:text>
      <number:number number:decimal-places="0" number:min-decimal-places="0" number:min-integer-digits="0"/>
      <number:text>    </number:text>
    </number:number-style>
    <number:text-style style:name="N20159" number:language="pt" number:country="PT"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number-style style:name="N20163P0" style:volatile="true" number:language="pt" number:country="PT">
      <number:number number:decimal-places="2" number:min-decimal-places="2" number:min-integer-digits="1" number:grouping="true"/>
      <number:text> € </number:text>
    </number:number-style>
    <number:number-style style:name="N20163P1" style:volatile="true" number:language="pt" number:country="PT">
      <number:text>-</number:text>
      <number:number number:decimal-places="2" number:min-decimal-places="2" number:min-integer-digits="1" number:grouping="true"/>
      <number:text> € </number:text>
    </number:number-style>
    <number:number-style style:name="N20163P2" style:volatile="true" number:language="pt" number:country="PT">
      <number:text>-</number:text>
      <number:number number:decimal-places="0" number:min-decimal-places="0" number:min-integer-digits="0"/>
      <number:text> € </number:text>
    </number:number-style>
    <number:text-style style:name="N20163" number:language="pt" number:country="PT"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number:time-style style:name="N20164" number:language="pt" number:country="PT">
      <number:minutes number:style="long"/>
      <number:text>:</number:text>
      <number:seconds number:style="long"/>
    </number:time-style>
    <number:time-style style:name="N20165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66" number:language="pt" number:country="PT">
      <number:minutes number:style="long"/>
      <number:text>:</number:text>
      <number:seconds number:style="long" number:decimal-places="1"/>
    </number:time-style>
    <number:number-style style:name="N20167" number:language="pt" number:country="PT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20168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0169P0" style:volatile="true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0169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20169P0"/>
    </number:currency-style>
    <number:date-style style:name="N20170" number:language="pt" number:country="PT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20174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74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74P2" style:volatile="true" number:language="pt" number:country="PT">
      <number:text> </number:text>
      <number:fill-character> </number:fill-character>
      <number:text>-    </number:text>
    </number:number-style>
    <number:text-style style:name="N20174" number:language="pt" number:country="PT">
      <number:text> </number:text>
      <number:text-content/>
      <number:text> </number:text>
      <style:map style:condition="value()&gt;0" style:apply-style-name="N20174P0"/>
      <style:map style:condition="value()&lt;0" style:apply-style-name="N20174P1"/>
      <style:map style:condition="value()=0" style:apply-style-name="N20174P2"/>
    </number:text-style>
    <number:number-style style:name="N20178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78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78P2" style:volatile="true" number:language="pt" number:country="PT">
      <number:text> </number:text>
      <number:fill-character> </number:fill-character>
      <number:text>- € </number:text>
    </number:number-style>
    <number:text-style style:name="N20178" number:language="pt" number:country="PT">
      <number:text> </number:text>
      <number:text-content/>
      <number:text> </number:text>
      <style:map style:condition="value()&gt;0" style:apply-style-name="N20178P0"/>
      <style:map style:condition="value()&lt;0" style:apply-style-name="N20178P1"/>
      <style:map style:condition="value()=0" style:apply-style-name="N20178P2"/>
    </number:text-style>
    <number:number-style style:name="N20182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82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82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182" number:language="pt" number:country="PT">
      <number:text> </number:text>
      <number:text-content/>
      <number:text> </number:text>
      <style:map style:condition="value()&gt;0" style:apply-style-name="N20182P0"/>
      <style:map style:condition="value()&lt;0" style:apply-style-name="N20182P1"/>
      <style:map style:condition="value()=0" style:apply-style-name="N20182P2"/>
    </number:text-style>
    <number:number-style style:name="N20186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86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86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186" number:language="pt" number:country="PT">
      <number:text> </number:text>
      <number:text-content/>
      <number:text> </number:text>
      <style:map style:condition="value()&gt;0" style:apply-style-name="N20186P0"/>
      <style:map style:condition="value()&lt;0" style:apply-style-name="N20186P1"/>
      <style:map style:condition="value()=0" style:apply-style-name="N20186P2"/>
    </number:text-style>
    <number:date-style style:name="N3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0120" number:language="en" number:country="GB">
      <number:day number:style="long"/>
      <number:text>-</number:text>
      <number:month number:textual="true"/>
    </number:date-style>
    <number:date-style style:name="N30121" number:language="en" number:country="GB">
      <number:month number:textual="true"/>
      <number:text>-</number:text>
      <number:year/>
    </number:date-style>
    <number:time-style style:name="N30122" number:language="en" number:country="GB">
      <number:hours/>
      <number:text>:</number:text>
      <number:minutes number:style="long"/>
      <number:text> </number:text>
      <number:am-pm/>
    </number:time-style>
    <number:time-style style:name="N3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_20_1" style:display-name="ConditionalStyle_1 1" style:family="table-cell" style:parent-style-name="Default" style:data-style-name="N0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family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cc0000" style:diagonal-bl-tr="none" style:diagonal-tl-br="none" style:text-align-source="fix" style:repeat-content="false" style:vertical-align="middle"/>
      <style:paragraph-properties fo:text-align="center"/>
      <style:text-properties fo:color="#ffffff" style:font-name="Ubuntu" fo:font-family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style:use-window-font-color="true" style:font-name="Ubuntu" fo:font-family="Ubuntu" fo:font-size="8pt" style:font-size-asian="8pt" style:font-size-complex="8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20:50:21.9839862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mments" style:display-name="PageStyle_commen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" style:display-name="PageStyle_group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rticipation" style:display-name="PageStyle_participat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4:47:45</meta:creation-date>
    <dc:language>pt-PT</dc:language>
    <dc:date>2023-12-22T20:50:43.400038088</dc:date>
    <meta:editing-cycles>95</meta:editing-cycles>
    <meta:editing-duration>P1DT6H25M24S</meta:editing-duration>
    <meta:generator>LibreOffice/7.6.4.1$Linux_X86_64 LibreOffice_project/60$Build-1</meta:generator>
    <meta:document-statistic meta:table-count="3" meta:cell-count="165" meta:object-count="0"/>
  </office:meta>
</office:document-meta>
</file>